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C0000003CDBD8A837.png"/>
  <manifest:file-entry manifest:media-type="image/png" manifest:full-path="Pictures/100002010000003C0000003C8A26A3A0.png"/>
  <manifest:file-entry manifest:media-type="image/jpeg" manifest:full-path="Pictures/10000000000000620000007B83B06A20.jpg"/>
  <manifest:file-entry manifest:media-type="image/png" manifest:full-path="Pictures/100002010000003C0000003C32486EC1.png"/>
  <manifest:file-entry manifest:media-type="image/png" manifest:full-path="Pictures/10000201000001F4000001F49BC190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SimSun" svg:font-family="NSimSun" style:font-family-generic="modern"/>
    <style:font-face style:name="OpenSymbol" svg:font-family="OpenSymbol" style:font-pitch="variable"/>
    <style:font-face style:name="Segoe Print" svg:font-family="'Segoe Print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Segoe Print" fo:font-size="9pt" fo:font-weight="bold" style:font-size-asian="9pt" style:font-weight-asian="bold" style:font-name-complex="Segoe Print" style:font-size-complex="9pt" style:font-weight-complex="bold"/>
    </style:style>
    <style:style style:name="P3" style:family="paragraph" style:parent-style-name="Text_20_body">
      <style:paragraph-properties fo:line-height="115%"/>
      <style:text-properties style:font-name="Segoe Print" fo:font-size="9pt" style:font-size-asian="9pt" style:font-name-complex="Segoe Print" style:font-size-complex="9pt"/>
    </style:style>
    <style:style style:name="P4" style:family="paragraph" style:parent-style-name="Text_20_body">
      <style:paragraph-properties fo:line-height="115%"/>
      <style:text-properties style:font-name="Segoe Print" style:font-name-complex="Segoe Print" style:font-size-complex="9pt"/>
    </style:style>
    <style:style style:name="P5" style:family="paragraph" style:parent-style-name="Text_20_body">
      <style:paragraph-properties fo:text-align="center" style:justify-single-word="false"/>
      <style:text-properties style:font-name="Segoe Print" style:font-name-complex="Segoe Print" style:font-size-complex="10pt"/>
    </style:style>
    <style:style style:name="P6" style:family="paragraph" style:parent-style-name="Text_20_body">
      <style:paragraph-properties fo:line-height="115%"/>
      <style:text-properties style:font-name="Segoe Print" fo:font-size="10pt" style:text-underline-style="solid" style:text-underline-width="auto" style:text-underline-color="font-color" fo:font-weight="bold" style:font-size-asian="10pt" style:font-weight-asian="bold" style:font-name-complex="Segoe Print" style:font-size-complex="10pt"/>
    </style:style>
    <style:style style:name="P7" style:family="paragraph" style:parent-style-name="Text_20_body">
      <style:paragraph-properties fo:line-height="115%"/>
    </style:style>
    <style:style style:name="P8" style:family="paragraph" style:parent-style-name="Text_20_body">
      <style:paragraph-properties fo:line-height="115%">
        <style:tab-stops>
          <style:tab-stop style:position="0in"/>
        </style:tab-stops>
      </style:paragraph-properties>
    </style:style>
    <style:style style:name="P9" style:family="paragraph" style:parent-style-name="Text_20_body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orphans="0" fo:widows="0" style:vertical-align="baseline"/>
    </style:style>
    <style:style style:name="P11" style:family="paragraph" style:parent-style-name="Text_20_body">
      <style:paragraph-properties fo:background-color="#e6e6e6">
        <style:background-image/>
      </style:paragraph-properties>
    </style:style>
    <style:style style:name="P12" style:family="paragraph" style:parent-style-name="Text_20_body">
      <style:paragraph-properties fo:margin-left="0in" fo:margin-right="0in" fo:text-indent="0.4925in" style:auto-text-indent="false"/>
    </style:style>
    <style:style style:name="P13" style:family="paragraph" style:parent-style-name="Text_20_body">
      <style:paragraph-properties fo:margin-left="0in" fo:margin-right="0in" fo:line-height="115%" fo:text-indent="0.4925in" style:auto-text-indent="false"/>
    </style:style>
    <style:style style:name="P14" style:family="paragraph" style:parent-style-name="Standard_20__28_user_29_">
      <style:paragraph-properties fo:margin-left="0in" fo:margin-right="0in" fo:text-indent="0.4925in" style:auto-text-indent="false"/>
    </style:style>
    <style:style style:name="P15" style:family="paragraph" style:parent-style-name="Resume_20_Date">
      <style:paragraph-properties fo:margin-left="0in" fo:margin-right="0in" fo:text-indent="0.4925in" style:auto-text-indent="false"/>
    </style:style>
    <style:style style:name="P16" style:family="paragraph" style:parent-style-name="Standard_20__28_user_29_">
      <style:text-properties fo:color="#808080" style:font-name="Segoe Print" fo:font-size="9pt" fo:font-weight="bold" style:font-size-asian="9pt" style:font-weight-asian="bold" style:font-name-complex="Segoe Print" style:font-size-complex="9pt"/>
    </style:style>
    <style:style style:name="P17" style:family="paragraph" style:parent-style-name="Resume_20_Date">
      <style:text-properties style:font-name="Segoe Print" style:font-name-complex="Segoe Print" style:font-size-complex="9pt"/>
    </style:style>
    <style:style style:name="P18" style:family="paragraph" style:parent-style-name="Resume_20_Date">
      <style:text-properties style:font-name="Segoe Print" fo:font-weight="bold" style:font-weight-asian="bold" style:font-name-complex="Segoe Print" style:font-size-complex="9pt" style:font-weight-complex="bold"/>
    </style:style>
    <style:style style:name="P19" style:family="paragraph" style:parent-style-name="Resume_20_Date">
      <style:text-properties style:font-name="Segoe Print" fo:font-size="8pt" style:font-size-asian="8pt" style:font-name-complex="Segoe Print" style:font-size-complex="8pt"/>
    </style:style>
    <style:style style:name="P20" style:family="paragraph" style:parent-style-name="Resume_20_Date">
      <style:text-properties style:font-name-complex="Segoe Print"/>
    </style:style>
    <style:style style:name="P21" style:family="paragraph" style:parent-style-name="Resume_20_Date">
      <style:paragraph-properties fo:margin-left="0.5in" fo:margin-right="0in" fo:text-indent="0.5in" style:auto-text-indent="false"/>
    </style:style>
    <style:style style:name="P22" style:family="paragraph" style:parent-style-name="Resume_20_Date">
      <style:paragraph-properties fo:margin-left="0in" fo:margin-right="0in" fo:text-indent="0.5in" style:auto-text-indent="false"/>
    </style:style>
    <style:style style:name="P23" style:family="paragraph" style:parent-style-name="Resume_20_Date">
      <style:paragraph-properties fo:margin-left="0in" fo:margin-right="0in" fo:text-indent="0.25in" style:auto-text-indent="false"/>
      <style:text-properties style:font-name="Segoe Print" fo:font-size="8pt" style:font-size-asian="8pt" style:font-name-complex="Segoe Print" style:font-size-complex="8pt"/>
    </style:style>
    <style:style style:name="P24" style:family="paragraph" style:parent-style-name="Text_20_body">
      <style:paragraph-properties fo:margin-left="0.4925in" fo:margin-right="0in" fo:line-height="115%" fo:text-indent="0in" style:auto-text-indent="false"/>
    </style:style>
    <style:style style:name="P25" style:family="paragraph" style:parent-style-name="Text_20_body">
      <style:paragraph-properties fo:margin-left="0in" fo:margin-right="0in" fo:line-height="115%" fo:text-indent="0in" style:auto-text-indent="false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Text_20_body" style:list-style-name="WW8Num1">
      <style:paragraph-properties fo:line-height="115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egoe Print" fo:font-size="10pt" style:font-size-asian="10pt" style:font-name-complex="Segoe Print" style:font-size-complex="10pt"/>
    </style:style>
    <style:style style:name="T3" style:family="text">
      <style:text-properties style:font-name="Segoe Print" fo:font-size="10pt" fo:language="zxx" fo:country="none" style:font-size-asian="10pt" style:language-asian="zxx" style:country-asian="none" style:font-name-complex="Segoe Print" style:font-size-complex="10pt" style:language-complex="ar" style:country-complex="SA"/>
    </style:style>
    <style:style style:name="T4" style:family="text">
      <style:text-properties style:font-name="Segoe Print" fo:font-size="10pt" fo:font-weight="bold" style:font-size-asian="10pt" style:font-weight-asian="bold" style:font-name-complex="Segoe Print" style:font-size-complex="10pt"/>
    </style:style>
    <style:style style:name="T5" style:family="text">
      <style:text-properties style:font-name="Segoe Print" fo:font-size="10pt" fo:language="en" fo:country="US" fo:font-weight="bold" style:font-size-asian="10pt" style:language-asian="hi" style:country-asian="IN" style:font-weight-asian="bold" style:font-name-complex="Segoe Print" style:font-size-complex="10pt" style:language-complex="hi" style:country-complex="IN"/>
    </style:style>
    <style:style style:name="T6" style:family="text">
      <style:text-properties style:font-name="Segoe Print" fo:font-size="9pt" style:font-size-asian="9pt" style:font-name-complex="Segoe Print" style:font-size-complex="9pt"/>
    </style:style>
    <style:style style:name="T7" style:family="text">
      <style:text-properties style:font-name="Segoe Print" fo:font-size="9pt" style:font-size-asian="9pt" style:language-asian="ar" style:country-asian="SA" style:font-name-complex="Segoe Print" style:font-size-complex="9pt" style:language-complex="ar" style:country-complex="SA"/>
    </style:style>
    <style:style style:name="T8" style:family="text">
      <style:text-properties style:font-name="Segoe Print" fo:font-size="9pt" fo:language="en" fo:country="US" style:font-size-asian="9pt" style:language-asian="hi" style:country-asian="IN" style:font-name-complex="Segoe Print" style:font-size-complex="9pt" style:language-complex="hi" style:country-complex="IN"/>
    </style:style>
    <style:style style:name="T9" style:family="text">
      <style:text-properties style:font-name="Segoe Print" fo:font-size="9pt" fo:language="zxx" fo:country="none" style:font-size-asian="9pt" style:language-asian="zxx" style:country-asian="none" style:font-name-complex="Segoe Print" style:font-size-complex="9pt" style:language-complex="ar" style:country-complex="SA"/>
    </style:style>
    <style:style style:name="T10" style:family="text">
      <style:text-properties style:font-name="Segoe Print" fo:font-size="8pt" style:font-size-asian="8pt" style:font-name-complex="Segoe Print"/>
    </style:style>
    <style:style style:name="T11" style:family="text">
      <style:text-properties style:font-name="Segoe Print" fo:font-size="8pt" style:font-size-asian="8pt" style:font-name-complex="Segoe Print" style:font-size-complex="8pt"/>
    </style:style>
    <style:style style:name="T12" style:family="text">
      <style:text-properties style:font-name="Segoe Print" fo:font-size="8pt" style:font-size-asian="8pt" style:font-name-complex="Segoe Print" style:font-size-complex="9pt"/>
    </style:style>
    <style:style style:name="T13" style:family="text">
      <style:text-properties style:font-name="Segoe Print" fo:font-size="8pt" fo:font-weight="bold" style:font-size-asian="8pt" style:font-weight-asian="bold" style:font-name-complex="Segoe Print" style:font-size-complex="8pt" style:font-weight-complex="bold"/>
    </style:style>
    <style:style style:name="T14" style:family="text">
      <style:text-properties style:font-name="Segoe Print" fo:font-weight="bold" style:font-weight-asian="bold" style:font-name-complex="Segoe Print" style:font-size-complex="9pt" style:font-weight-complex="bold"/>
    </style:style>
    <style:style style:name="T15" style:family="text">
      <style:text-properties style:font-name="Segoe Print" style:font-name-complex="Segoe Print" style:font-size-complex="9pt"/>
    </style:style>
    <style:style style:name="T16" style:family="text">
      <style:text-properties fo:language="zxx" fo:country="none" style:language-asian="zxx" style:country-asian="none" style:language-complex="ar" style:country-complex="SA"/>
    </style:style>
    <style:style style:name="T17" style:family="text">
      <style:text-properties fo:language="en" fo:country="US" style:language-asian="hi" style:country-asian="IN" style:language-complex="hi" style:country-complex="IN"/>
    </style:style>
    <style:style style:name="T18" style:family="text">
      <style:text-properties style:language-asian="ar" style:country-asian="SA" style:language-complex="ar" style:country-complex="SA"/>
    </style:style>
    <style:style style:name="T19" style:family="text">
      <style:text-properties fo:color="#1f497d" style:font-name="Segoe Print" fo:font-weight="bold" style:font-weight-asian="bold" style:font-name-complex="Segoe Print"/>
    </style:style>
    <style:style style:name="T20" style:family="text">
      <style:text-properties fo:color="#1f497d" style:font-name="Segoe Print" fo:font-size="10pt" fo:font-weight="bold" style:font-size-asian="10pt" style:font-weight-asian="bold" style:font-name-complex="Segoe Print" style:font-size-complex="10pt"/>
    </style:style>
    <style:style style:name="T21" style:family="text">
      <style:text-properties fo:color="#1f497d" style:font-name="Segoe Print" style:text-underline-style="solid" style:text-underline-width="auto" style:text-underline-color="font-color" fo:font-weight="bold" style:font-weight-asian="bold" style:font-name-complex="Segoe Print"/>
    </style:style>
    <style:style style:name="T22" style:family="text">
      <style:text-properties fo:color="#808080" style:font-name="Wingdings" fo:font-size="10pt" fo:font-weight="bold" style:font-size-asian="10pt" style:font-weight-asian="bold" style:font-name-complex="Wingdings" style:font-size-complex="10pt"/>
    </style:style>
    <style:style style:name="T23" style:family="text">
      <style:text-properties fo:color="#808080" style:font-name="Segoe Print" fo:font-size="10pt" fo:font-weight="bold" style:font-size-asian="10pt" style:font-weight-asian="bold" style:font-name-complex="Segoe Print" style:font-size-complex="10pt"/>
    </style:style>
    <style:style style:name="T24" style:family="text">
      <style:text-properties fo:color="#808080" style:font-name="Segoe Print" fo:font-size="10pt" style:text-underline-style="solid" style:text-underline-width="auto" style:text-underline-color="font-color" fo:font-weight="bold" style:font-size-asian="10pt" style:font-weight-asian="bold" style:font-name-complex="Segoe Print" style:font-size-complex="10pt"/>
    </style:style>
    <style:style style:name="T25" style:family="text">
      <style:text-properties fo:color="#808080" style:font-name="Segoe Print" fo:font-size="9pt" fo:font-weight="bold" style:font-size-asian="9pt" style:font-weight-asian="bold" style:font-name-complex="Segoe Print" style:font-size-complex="9pt"/>
    </style:style>
    <style:style style:name="T26" style:family="text">
      <style:text-properties fo:color="#808080" style:font-name="Segoe Print" fo:font-size="9pt" style:text-underline-style="solid" style:text-underline-width="auto" style:text-underline-color="font-color" fo:font-weight="bold" style:font-size-asian="9pt" style:font-weight-asian="bold" style:font-name-complex="Segoe Print" style:font-size-complex="9pt"/>
    </style:style>
    <style:style style:name="T27" style:family="text">
      <style:text-properties fo:color="#808080" style:font-name="Segoe Print" fo:font-size="8pt" fo:font-weight="bold" style:font-size-asian="8pt" style:font-weight-asian="bold" style:font-name-complex="Segoe Print" style:font-size-complex="8pt"/>
    </style:style>
    <style:style style:name="T28" style:family="text">
      <style:text-properties style:font-name="Symbol" fo:font-size="10pt" style:font-size-asian="10pt" style:font-name-complex="Symbol" style:font-size-complex="10pt"/>
    </style:style>
    <style:style style:name="T29" style:family="text">
      <style:text-properties fo:color="#000000" style:font-name="Segoe Print" fo:font-size="9pt" style:font-size-asian="9pt" style:font-name-complex="Segoe Print" style:font-size-complex="9pt"/>
    </style:style>
    <style:style style:name="T30" style:family="text">
      <style:text-properties fo:color="#000000" style:font-name="Segoe Print" fo:font-size="9pt" fo:font-weight="bold" style:font-size-asian="9pt" style:font-weight-asian="bold" style:font-name-complex="Segoe Print" style:font-size-complex="9pt"/>
    </style:style>
    <style:style style:name="T31" style:family="text">
      <style:text-properties fo:color="#000000" style:font-name="Segoe Print" fo:font-size="9pt" fo:font-weight="bold" style:font-size-asian="9pt" style:font-weight-asian="bold" style:font-name-complex="Segoe Print" style:font-size-complex="9pt" style:font-weight-complex="bold"/>
    </style:style>
    <style:style style:name="T32" style:family="text">
      <style:text-properties fo:color="#000000" style:font-name="Segoe Print" fo:font-size="9pt" style:text-underline-style="solid" style:text-underline-width="auto" style:text-underline-color="font-color" fo:font-weight="bold" style:font-size-asian="9pt" style:font-weight-asian="bold" style:font-name-complex="Segoe Print" style:font-size-complex="9pt"/>
    </style:style>
    <style:style style:name="T33" style:family="text">
      <style:text-properties fo:color="#000000" style:font-name="Segoe Print" fo:font-size="10pt" style:font-size-asian="10pt" style:font-name-complex="Segoe Print" style:font-size-complex="10pt"/>
    </style:style>
    <style:style style:name="T34" style:family="text">
      <style:text-properties fo:color="#333333" style:font-name="Segoe Print" fo:font-size="9pt" style:font-size-asian="9pt" style:font-name-complex="Segoe Print" style:font-size-complex="9pt"/>
    </style:style>
    <style:style style:name="T35" style:family="text">
      <style:text-properties style:use-window-font-color="true" style:font-name="Segoe Print" fo:font-size="8pt" fo:language="en" fo:country="US" style:letter-kerning="true" style:font-name-asian="SimSun1" style:font-size-asian="8pt" style:font-name-complex="Segoe Print" style:font-size-complex="9pt" style:language-complex="hi" style:country-complex="IN"/>
    </style:style>
    <style:style style:name="T36" style:family="text">
      <style:text-properties style:use-window-font-color="true" style:font-name="Segoe Print" fo:font-size="8pt" fo:language="en" fo:country="US" style:letter-kerning="true" style:font-name-asian="SimSun1" style:font-size-asian="8pt" style:language-asian="hi" style:country-asian="IN" style:font-name-complex="Segoe Print" style:font-size-complex="9pt" style:language-complex="hi" style:country-complex="IN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WW-Default_20_Paragraph_20_Font1111111"><text:span text:style-name="T3"><draw:frame draw:style-name="fr1" draw:name="graphics1" text:anchor-type="as-char" svg:width="0.3264in" svg:height="0.2571in" draw:z-index="0"><draw:image xlink:href="Pictures/100002010000003C0000003C8A26A3A0.png" xlink:type="simple" xlink:show="embed" xlink:actuate="onLoad"/></draw:frame></text:span></text:span><text:span text:style-name="WW-Default_20_Paragraph_20_Font1111111"><text:span text:style-name="T2">502-416-6246</text:span></text:span></text:p>
      <text:p text:style-name="Text_20_body"><text:span text:style-name="WW-Default_20_Paragraph_20_Font1111111"><text:span text:style-name="T3"><draw:frame draw:style-name="fr1" draw:name="graphics2" text:anchor-type="as-char" svg:width="0.3264in" svg:height="0.2547in" draw:z-index="1"><draw:image xlink:href="Pictures/100002010000003C0000003CDBD8A837.png" xlink:type="simple" xlink:show="embed" xlink:actuate="onLoad"/></draw:frame></text:span></text:span><text:a xlink:type="simple" xlink:href="mailto:errin.johnson@gmail.com" text:style-name="Internet_20_link" text:visited-style-name="Visited_20_Internet_20_Link"><text:span text:style-name="Internet_20_link"><text:span text:style-name="T8">errin.johnson@gmail.com</text:span></text:span></text:a></text:p>
      <text:p text:style-name="Text_20_body"><draw:frame draw:style-name="fr1" draw:name="graphics3" text:anchor-type="as-char" svg:width="0.2083in" svg:height="0.2083in" draw:z-index="2"><draw:image xlink:href="Pictures/100002010000003C0000003C32486EC1.png" xlink:type="simple" xlink:show="embed" xlink:actuate="onLoad"/></draw:frame> <text:s/><text:a xlink:type="simple" xlink:href="https://twitter.com/errinjohnson64" text:style-name="Internet_20_link" text:visited-style-name="Visited_20_Internet_20_Link"><text:span text:style-name="Internet_20_link"><text:span text:style-name="T8">@errinjohnson64</text:span></text:span></text:a></text:p>
      <text:p text:style-name="Text_20_body"><text:span text:style-name="T16"><draw:frame draw:style-name="fr1" draw:name="graphics4" text:anchor-type="as-char" svg:width="0.3583in" svg:height="0.3209in" draw:z-index="3"><draw:image xlink:href="Pictures/10000201000001F4000001F49BC19018.png" xlink:type="simple" xlink:show="embed" xlink:actuate="onLoad"/></draw:frame></text:span><text:span text:style-name="T18"> </text:span><text:a xlink:type="simple" xlink:href="http://alchemymomentum.com/" text:style-name="Internet_20_link" text:visited-style-name="Visited_20_Internet_20_Link"><text:span text:style-name="Internet_20_link"><text:span text:style-name="T17">AlchemyMomentum</text:span></text:span></text:a></text:p>
      <text:p text:style-name="P2">Associations: Building Relations</text:p>
      <text:p text:style-name="P7"><text:span text:style-name="WW-Default_20_Paragraph_20_Font1111111"><text:span text:style-name="T9"><draw:frame draw:style-name="fr1" draw:name="graphics5" text:anchor-type="as-char" svg:width="0.328in" svg:height="0.2492in" draw:z-index="4"><draw:image xlink:href="Pictures/10000000000000620000007B83B06A20.jpg" xlink:type="simple" xlink:show="embed" xlink:actuate="onLoad"/></draw:frame></text:span></text:span><text:span text:style-name="WW-Default_20_Paragraph_20_Font1111111"><text:span text:style-name="T7"> </text:span></text:span><text:a xlink:type="simple" xlink:href="https://teamtreehouse.com/errinejohnson" text:style-name="Internet_20_link" text:visited-style-name="Visited_20_Internet_20_Link"><text:span text:style-name="WW-Default_20_Paragraph_20_Font1111111"><text:span text:style-name="T7">TreeHouse</text:span></text:span></text:a></text:p>
      <text:p text:style-name="P7"><text:a xlink:type="simple" xlink:href="https://github.com/errinjohnson" text:style-name="Internet_20_link" text:visited-style-name="Visited_20_Internet_20_Link"><text:span text:style-name="WW-Default_20_Paragraph_20_Font1111111"><text:span text:style-name="T6">GitHub </text:span></text:span></text:a></text:p>
      <text:p text:style-name="P7"><text:a xlink:type="simple" xlink:href="http://www.codelouisville.org/" text:style-name="Internet_20_link" text:visited-style-name="Visited_20_Internet_20_Link"><text:span text:style-name="WW-Default_20_Paragraph_20_Font1111111"><text:span text:style-name="T6">Code Louisville Graduate </text:span></text:span></text:a></text:p>
      <text:list xml:id="list5470138485414040672" text:style-name="WW8Num1">
        <text:list-item>
          <text:p text:style-name="P27"><text:span text:style-name="WW-Default_20_Paragraph_20_Font1111111"><text:span text:style-name="T6">Front-End 2015</text:span></text:span></text:p>
        </text:list-item>
        <text:list-item>
          <text:p text:style-name="P27"><text:span text:style-name="WW-Default_20_Paragraph_20_Font1111111"><text:span text:style-name="T6">Back-End 2015 </text:span></text:span></text:p>
          <text:p text:style-name="P27"><text:span text:style-name="WW-Default_20_Paragraph_20_Font1111111"><text:span text:style-name="T11"/></text:span></text:p>
        </text:list-item>
      </text:list>
      <text:p text:style-name="P11"><text:a xlink:type="simple" xlink:href="mailto:errin.johnson@gmail.com" text:style-name="Internet_20_link" text:visited-style-name="Visited_20_Internet_20_Link"><text:span text:style-name="T6">Request References:</text:span></text:a><text:span text:style-name="T6"> </text:span></text:p>
      <text:p text:style-name="P3">Education:</text:p>
      <text:p text:style-name="P10"><text:span text:style-name="WW-Default_20_Paragraph_20_Font1111111"><text:span text:style-name="T12">Web Development </text:span></text:span><text:a xlink:type="simple" xlink:href="https://teamtreehouse.com/errinejohnson" text:style-name="Internet_20_link" text:visited-style-name="Visited_20_Internet_20_Link"><text:span text:style-name="WW-Default_20_Paragraph_20_Font1111111"><text:span text:style-name="T36">Treehouse Portfolio </text:span></text:span></text:a><text:span text:style-name="WW-Default_20_Paragraph_20_Font1111111"><text:span text:style-name="T35"><text:s text:c="2"/></text:span></text:span></text:p>
      <text:p text:style-name="P8"><text:span text:style-name="WW-Default_20_Paragraph_20_Font1111111"><text:span text:style-name="T10">JCPS/Adult - 2006 Certificate: MS Access</text:span></text:span></text:p>
      <text:p text:style-name="P8"><text:span text:style-name="WW-Default_20_Paragraph_20_Font1111111"><text:span text:style-name="T10">Computer Education Services 1992 | 1997</text:span></text:span></text:p>
      <text:p text:style-name="P7"><text:span text:style-name="WW-Default_20_Paragraph_20_Font1111111"><text:span text:style-name="T10"><text:s text:c="5"/>Certificates: <text:tab/>Integrated Accounting</text:span></text:span></text:p>
      <text:p text:style-name="P7"><text:span text:style-name="WW-Default_20_Paragraph_20_Font1111111"><text:span text:style-name="T10"><text:tab/><text:tab/>Microcomputer Professional</text:span></text:span></text:p>
      <text:p text:style-name="P7"><text:span text:style-name="WW-Default_20_Paragraph_20_Font1111111"><text:span text:style-name="T10">Watterson College – 1989</text:span></text:span></text:p>
      <text:p text:style-name="P7"><text:span text:style-name="WW-Default_20_Paragraph_20_Font1111111"><text:span text:style-name="T10"><text:s text:c="3"/></text:span></text:span><text:span text:style-name="WW-Default_20_Paragraph_20_Font1111111"><text:span text:style-name="T11"><text:s/>Associate Degree | Computer accounting</text:span></text:span></text:p>
      <text:p text:style-name="P9"/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/></text:span></text:p>
      <text:p text:style-name="P9"><text:span text:style-name="WW-Default_20_Paragraph_20_Font1111111"><text:span text:style-name="T20">Trending into Software Development | Agile</text:span></text:span></text:p>
      <text:p text:style-name="P7"><text:span text:style-name="WW-Default_20_Paragraph_20_Font1111111"><text:span text:style-name="T2">Expand my skills and knowledge in creating specialized systems in web development | applications as a developer to gain experience in the IT environment; Extrapolate current skills and experience in administrative / clerical coordinator to bridge expansion to Full Stack Developer | Mentor. <text:s/></text:span></text:span></text:p>
      <text:p text:style-name="P9"><text:span text:style-name="WW-Default_20_Paragraph_20_Font1111111"><text:span text:style-name="T21">Accomplishments in: </text:span></text:span><text:span text:style-name="WW-Default_20_Paragraph_20_Font1111111"><text:span text:style-name="T22"></text:span></text:span><text:span text:style-name="WW-Default_20_Paragraph_20_Font1111111"><text:span text:style-name="T19">IT Skills – Web Development</text:span></text:span></text:p>
      <text:p text:style-name="P9"><text:span text:style-name="WW-Default_20_Paragraph_20_Font1111111"><text:span text:style-name="T20">Code Louisville Graduate</text:span></text:span></text:p>
      <text:p text:style-name="P7"><text:span text:style-name="WW-Default_20_Paragraph_20_Font1111111"><text:span text:style-name="T2">Git Hub – basic<text:tab/> <text:s text:c="2"/>JavaScript – basic</text:span></text:span></text:p>
      <text:p text:style-name="P7"><text:span text:style-name="WW-Default_20_Paragraph_20_Font1111111"><text:span text:style-name="T28"></text:span></text:span><text:span text:style-name="WW-Default_20_Paragraph_20_Font1111111"><text:span text:style-name="T2">HTML 5 – basic <text:tab/> <text:s text:c="2"/>CSS 3 – basic<text:tab/></text:span></text:span></text:p>
      <text:p text:style-name="P7"><text:span text:style-name="WW-Default_20_Paragraph_20_Font1111111"><text:span text:style-name="T2">PHP::PDO - basic<text:tab/></text:span></text:span></text:p>
      <text:p text:style-name="P7"><text:span text:style-name="WW-Default_20_Paragraph_20_Font1111111"><text:span text:style-name="T2">Other: </text:span></text:span><text:a xlink:type="simple" xlink:href="http://foundation.zurb.com/" text:style-name="Internet_20_link" text:visited-style-name="Visited_20_Internet_20_Link"><text:span text:style-name="WW-Default_20_Paragraph_20_Font1111111"><text:span text:style-name="T2">Zurb Founation HTML5 | CSS3 Framework</text:span></text:span></text:a><text:span text:style-name="WW-Default_20_Paragraph_20_Font1111111"><text:span text:style-name="T2"> <text:s/></text:span></text:span></text:p>
      <text:p text:style-name="P24"><text:span text:style-name="WW-Default_20_Paragraph_20_Font1111111"><text:span text:style-name="T2">Sass</text:span></text:span><text:span text:style-name="WW-Default_20_Paragraph_20_Font1111111"><text:span text:style-name="T23"> – basic <text:s text:c="2"/></text:span></text:span></text:p>
      <text:p text:style-name="P24"><text:span text:style-name="WW-Default_20_Paragraph_20_Font1111111"><text:span text:style-name="T2"><text:tab/><text:tab/></text:span></text:span><text:span text:style-name="WW-Default_20_Paragraph_20_Font1111111"><text:span text:style-name="T23"> </text:span></text:span><text:span text:style-name="WW-Default_20_Paragraph_20_Font1111111"><text:span text:style-name="T4"><text:s text:c="3"/></text:span></text:span></text:p>
      <text:p text:style-name="P25"><text:span text:style-name="WW-Default_20_Paragraph_20_Font1111111"><text:span text:style-name="T4">PHP::PDO project – current education. (See code Louisville portfolio) </text:span></text:span><text:a xlink:type="simple" xlink:href="#" text:style-name="Internet_20_link" text:visited-style-name="Visited_20_Internet_20_Link"><text:span text:style-name="Internet_20_link"><text:span text:style-name="T5">Code Louisville Project Pantry</text:span></text:span></text:a><text:span text:style-name="WW-Default_20_Paragraph_20_Font1111111"><text:span text:style-name="T4"> </text:span></text:span></text:p>
      <text:p text:style-name="P7"><text:span text:style-name="WW-Default_20_Paragraph_20_Font1111111"><text:span text:style-name="T24">Office Software adept in:</text:span></text:span></text:p>
      <text:p text:style-name="P7"><text:span text:style-name="WW-Default_20_Paragraph_20_Font1111111"><text:span text:style-name="T2">Access | Excel | Word | Outlook </text:span></text:span></text:p>
      <text:p text:style-name="P7"><text:span text:style-name="WW-Default_20_Paragraph_20_Font1111111"><text:span text:style-name="T21">Projects – LG&amp;E</text:span></text:span></text:p>
      <text:p text:style-name="P7"><text:span text:style-name="WW-Default_20_Paragraph_20_Font1111111"><text:span text:style-name="T20">Improved User Experience |quality human– computer interaction</text:span></text:span></text:p>
      <text:p text:style-name="P7"><text:span text:style-name="WW-Default_20_Paragraph_20_Font1111111"><text:span text:style-name="T20">support the way people communicate</text:span></text:span></text:p>
      <text:p text:style-name="P7"><text:span text:style-name="WW-Default_20_Paragraph_20_Font1111111"><text:span text:style-name="T20">collaborate with department users for design</text:span></text:span></text:p>
      <text:p text:style-name="P7"><text:span text:style-name="WW-Default_20_Paragraph_20_Font1111111"><text:span text:style-name="T2"><text:tab/>I created a Daily Log Database with Access to track phone calls and other daily activity associated with my job.</text:span></text:span></text:p>
      <text:p text:style-name="P7"><text:span text:style-name="WW-Default_20_Paragraph_20_Font1111111"><text:span text:style-name="T2"><text:tab/>I created a File Index Database with Access for the Rates / Regulatory Department.</text:span></text:span></text:p>
      <text:p text:style-name="P4"><text:soft-page-break/></text:p>
      <text:p text:style-name="P4">Drexler Plumbing<text:tab/> <text:s text:c="2"/></text:p>
      <text:p text:style-name="P7"><text:span text:style-name="T11"><text:tab/>04/2009-11/2009</text:span><text:span text:style-name="T15"> </text:span></text:p>
      <text:p text:style-name="P17">(502)716-5430</text:p>
      <text:p text:style-name="P17">2232 Bardstown Rd.</text:p>
      <text:p text:style-name="P17">Louisville, KY 40205</text:p>
      <text:p text:style-name="Resume_20_Date"><text:span text:style-name="WW-Default_20_Paragraph_20_Font1111111"><text:span text:style-name="T11"><text:s/></text:span></text:span></text:p>
      <text:p text:style-name="P17"/>
      <text:p text:style-name="P17"/>
      <text:p text:style-name="P18"/>
      <text:p text:style-name="P18">Today's staffing (LG&amp;E)</text:p>
      <text:p text:style-name="P21"><text:span text:style-name="WW-Default_20_Paragraph_20_Font1111111"><text:span text:style-name="T11">01/2007-1/2008</text:span></text:span></text:p>
      <text:p text:style-name="P17">(502)339-1809</text:p>
      <text:p text:style-name="P17">101 Bullitt Ln.</text:p>
      <text:p text:style-name="P17">Louisville, KY. 40222</text:p>
      <text:p text:style-name="P20"/>
      <text:p text:style-name="Resume_20_Date"/>
      <text:p text:style-name="Resume_20_Date"/>
      <text:p text:style-name="Resume_20_Date"/>
      <text:p text:style-name="Resume_20_Date"/>
      <text:p text:style-name="Resume_20_Date"/>
      <text:p text:style-name="Resume_20_Date"/>
      <text:p text:style-name="Resume_20_Date"/>
      <text:p text:style-name="Resume_20_Date"/>
      <text:p text:style-name="Resume_20_Date"/>
      <text:p text:style-name="Resume_20_Date"><text:span text:style-name="WW-Default_20_Paragraph_20_Font1111111"><text:span text:style-name="T14">OPS Plus: (LG&amp;E)</text:span></text:span></text:p>
      <text:p text:style-name="P22"><text:span text:style-name="WW-Default_20_Paragraph_20_Font1111111"><text:span text:style-name="T11"><text:s text:c="7"/>10/2005-11/2006</text:span></text:span></text:p>
      <text:p text:style-name="P19">(502)454-9767</text:p>
      <text:p text:style-name="P19">4530 Bishop Ln</text:p>
      <text:p text:style-name="P19">Louisville, KY 40218</text:p>
      <text:p text:style-name="Resume_20_Date"/>
      <text:p text:style-name="Resume_20_Date"><text:span text:style-name="T13">Other</text:span><text:span text:style-name="T11">:<text:tab/></text:span></text:p>
      <text:p text:style-name="P19">Tech Fest Louisville 2015;</text:p>
      <text:p text:style-name="P19">CodePaLousa 2015;</text:p>
      <text:p text:style-name="Resume_20_Date"><text:span text:style-name="WW-Default_20_Paragraph_20_Font1111111"><text:span text:style-name="T13">Ctr. for Women and Children</text:span></text:span><text:span text:style-name="WW-Default_20_Paragraph_20_Font1111111"><text:span text:style-name="T11">, KY <text:s/></text:span></text:span></text:p>
      <text:p text:style-name="P23"><text:s/>Volunteer <text:s text:c="6"/>2007-2008</text:p>
      <text:p text:style-name="Resume_20_Date"><text:span text:style-name="WW-Default_20_Paragraph_20_Font1111111"><text:span text:style-name="T13">Wiltshire Pantry </text:span></text:span><text:span text:style-name="WW-Default_20_Paragraph_20_Font1111111"><text:span text:style-name="T11"><text:tab/> Louisville, KY</text:span></text:span></text:p>
      <text:p text:style-name="P19"><text:tab/>Kitchen Tech <text:s text:c="4"/>2002-2004</text:p>
      <text:p text:style-name="Resume_20_Date"><text:span text:style-name="WW-Default_20_Paragraph_20_Font1111111"><text:span text:style-name="T13">River Valley Club</text:span></text:span><text:span text:style-name="WW-Default_20_Paragraph_20_Font1111111"><text:span text:style-name="T11"> <text:s text:c="7"/>Louisville, KY</text:span></text:span></text:p>
      <text:p text:style-name="P15"><text:span text:style-name="WW-Default_20_Paragraph_20_Font1111111"><text:span text:style-name="T11">Chef Assistant <text:s text:c="2"/>2000-2002; 2004</text:span></text:span></text:p>
      <text:p text:style-name="P5"/>
      <text:p text:style-name="P5">Work History</text:p>
      <text:p text:style-name="P6">Drexler Plumbing:</text:p>
      <text:p text:style-name="P7"><text:span text:style-name="WW-Default_20_Paragraph_20_Font1111111"><text:span text:style-name="T23">Computer Tech &amp; Accounts Receivable</text:span></text:span></text:p>
      <text:p text:style-name="P13"><text:span text:style-name="WW-Default_20_Paragraph_20_Font1111111"><text:span text:style-name="T6">Set up new software program (ESC) &amp; merged w/previous system &amp; integrated Quick-Books. <text:s/>I formatted</text:span></text:span><text:span text:style-name="WW-Default_20_Paragraph_20_Font1111111"><text:span text:style-name="T29"> data in Excel &amp; other utility programs, to be exported and imported; ººº </text:span></text:span><text:span text:style-name="WW-Default_20_Paragraph_20_Font1111111"><text:span text:style-name="T31">the take away</text:span></text:span><text:span text:style-name="WW-Default_20_Paragraph_20_Font1111111"><text:span text:style-name="T29">, that I am a natural with technology and thrive in solving system tech issues with a company and or department that brings increased productivity and ease of use. <text:tab/><text:tab/></text:span></text:span></text:p>
      <text:p text:style-name="P7"><text:span text:style-name="WW-Default_20_Paragraph_20_Font1111111"><text:span text:style-name="T32">Today’s Staffing | LG&amp;E:</text:span></text:span></text:p>
      <text:p text:style-name="P16">Call Center – Operator</text:p>
      <text:p text:style-name="P14"><text:span text:style-name="WW-Default_20_Paragraph_20_Font1111111"><text:span text:style-name="T6">Responded quickly and efficiently in a call center environment to customers’ questions and concerns; </text:span></text:span><text:span text:style-name="WW-Default_20_Paragraph_20_Font1111111"><text:span text:style-name="T25"><text:s text:c="2"/></text:span></text:span><text:span text:style-name="WW-Default_20_Paragraph_20_Font1111111"><text:span text:style-name="T30">ººº the take away</text:span></text:span><text:span text:style-name="WW-Default_20_Paragraph_20_Font1111111"><text:span text:style-name="T29">,</text:span></text:span><text:span text:style-name="WW-Default_20_Paragraph_20_Font1111111"><text:span text:style-name="T25"> </text:span></text:span><text:span text:style-name="WW-Default_20_Paragraph_20_Font1111111"><text:span text:style-name="T34">felt my passion is not in the call center as an operator but could see myself setting up a system that would improve call center productivity and peace of mind for operators, in regards, to technology and communication. </text:span></text:span><text:span text:style-name="WW-Default_20_Paragraph_20_Font1111111"><text:span text:style-name="T25"><text:s/></text:span></text:span></text:p>
      <text:p text:style-name="P7"><text:span text:style-name="WW-Default_20_Paragraph_20_Font1111111"><text:span text:style-name="T25">Legal Department</text:span></text:span></text:p>
      <text:p text:style-name="P13"><text:span text:style-name="WW-Default_20_Paragraph_20_Font1111111"><text:span text:style-name="T6">Scheduled meetings w/Outlook and set up conference calls; receptionist duties;</text:span></text:span><text:span text:style-name="WW-Default_20_Paragraph_20_Font1111111"><text:span text:style-name="T25"> </text:span></text:span><text:span text:style-name="WW-Default_20_Paragraph_20_Font1111111"><text:span text:style-name="T30">ººº </text:span></text:span><text:span text:style-name="WW-Default_20_Paragraph_20_Font1111111"><text:span text:style-name="T31">the take away ~ </text:span></text:span><text:span text:style-name="WW-Default_20_Paragraph_20_Font1111111"><text:span text:style-name="T29">secretarial related work is ok for temp work, but saw myself as creating user-friendly systems. </text:span></text:span></text:p>
      <text:p text:style-name="P7"><text:span text:style-name="WW-Default_20_Paragraph_20_Font1111111"><text:span text:style-name="T25">Rates/Regulatory Department</text:span></text:span></text:p>
      <text:p text:style-name="P12"><text:span text:style-name="WW-Default_20_Paragraph_20_Font1111111"><text:span text:style-name="T6">Created a File Index Database – Access Project</text:span></text:span><text:span text:style-name="WW-Default_20_Paragraph_20_Font1111111"><text:span text:style-name="T25">; <text:s text:c="2"/></text:span></text:span><text:span text:style-name="WW-Default_20_Paragraph_20_Font1111111"><text:span text:style-name="T29"><text:s/></text:span></text:span><text:span text:style-name="WW-Default_20_Paragraph_20_Font1111111"><text:span text:style-name="T30">ººº the take away</text:span></text:span><text:span text:style-name="WW-Default_20_Paragraph_20_Font1111111"><text:span text:style-name="T29">, trust and empowerment with your fellow co-workers; worked as a team to create a file system that resolved concerns of the employees and management, <text:s/>Set up user friendly file database, trained secretary to use the Access Database, set up backup with the IT department to maintain. <text:tab/></text:span></text:span></text:p>
      <text:p text:style-name="P7"><text:span text:style-name="WW-Default_20_Paragraph_20_Font1111111"><text:span text:style-name="T32">OPS Plus</text:span></text:span><text:span text:style-name="WW-Default_20_Paragraph_20_Font1111111"><text:span text:style-name="T26"> | </text:span></text:span><text:span text:style-name="WW-Default_20_Paragraph_20_Font1111111"><text:span text:style-name="T32">LG&amp;E: </text:span></text:span></text:p>
      <text:p text:style-name="P7"><text:span text:style-name="WW-Default_20_Paragraph_20_Font1111111"><text:span text:style-name="T25"><text:s/>Gas Distribution Department Records </text:span></text:span><text:span text:style-name="WW-Default_20_Paragraph_20_Font1111111"><text:span text:style-name="T27">Coordinator <text:s/></text:span></text:span><text:span text:style-name="WW-Default_20_Paragraph_20_Font1111111"><text:span text:style-name="T25"><text:s/></text:span></text:span></text:p>
      <text:p text:style-name="P12"><text:span text:style-name="WW-Default_20_Paragraph_20_Font1111111"><text:span text:style-name="T6">Dispatched gas construction jobs &amp; provided technical data and other information for work crews. <text:s/></text:span></text:span><text:span text:style-name="WW-Default_20_Paragraph_20_Font1111111"><text:span text:style-name="T30">ººº the take away</text:span></text:span><text:span text:style-name="WW-Default_20_Paragraph_20_Font1111111"><text:span text:style-name="T29">, Tenacity in with big picture thinking, created my own daily log database to be efficient and productive in my</text:span></text:span><text:span text:style-name="WW-Default_20_Paragraph_20_Font1111111"><text:span text:style-name="T33"> position. </text:span></text:span><text:span text:style-name="WW-Default_20_Paragraph_20_Font1111111"><text:span text:style-name="T29"><text:s/>I am very proactive employee. <text:s/>Follow up key part of my job, with plumbers, construction, and customer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SimSun" svg:font-family="NSimSun" style:font-family-generic="modern"/>
    <style:font-face style:name="OpenSymbol" svg:font-family="OpenSymbol" style:font-pitch="variable"/>
    <style:font-face style:name="Segoe Print" svg:font-family="'Segoe Print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0" fo:widows="0" fo:hyphenation-ladder-count="no-limit" style:vertical-align="baseline" style:writing-mode="lr-tb"/>
      <style:text-properties style:use-window-font-color="true" style:font-name="Times New Roman" fo:font-size="11pt" fo:language="en" fo:country="US" style:letter-kerning="true" style:font-name-asian="SimSun1" style:font-size-asian="11pt" style:font-name-complex="Mangal1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_20__28_user_29_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_20__28_user_29_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Standard_20__28_user_29_" style:display-name="Standard (user)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en" fo:country="US" style:letter-kerning="tru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Resume_20_Date" style:display-name="Resume Date" style:family="paragraph" style:parent-style-name="Standard">
      <style:paragraph-properties fo:margin-top="0in" fo:margin-bottom="0in" fo:keep-together="always" fo:hyphenation-ladder-count="no-limit" fo:keep-with-next="always"/>
      <style:text-properties fo:font-size="9pt" style:font-size-asian="9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in" fo:margin-bottom="0in" style:line-height-at-least="0.0693in" fo:hyphenation-ladder-count="no-limit"/>
      <style:text-properties style:font-name="Tahoma" fo:font-size="8pt" style:font-size-asian="8pt" style:font-name-complex="Tahoma" style:font-size-complex="7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>
      <style:text-properties style:font-name="Symbol" fo:font-size="8pt" style:font-size-asian="8pt" style:font-name-complex="OpenSymbol" style:font-size-complex="9pt"/>
    </style:style>
    <style:style style:name="WW8Num1z1" style:family="text">
      <style:text-properties style:font-name="OpenSymbol" fo:font-size="9pt" style:font-size-asian="9pt" style:font-name-complex="OpenSymbol" style:font-size-complex="9pt"/>
    </style:style>
    <style:style style:name="WW8Num2z0" style:family="text">
      <style:text-properties style:font-name="Symbol" fo:font-size="8pt" style:font-size-asian="8pt" style:font-name-complex="OpenSymbol" style:font-size-complex="9pt"/>
    </style:style>
    <style:style style:name="WW8Num2z1" style:family="text">
      <style:text-properties style:font-name="OpenSymbol" fo:font-size="9pt" style:font-size-asian="9pt" style:font-name-complex="OpenSymbol" style:font-size-complex="9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size="8pt" style:font-size-asian="8pt" style:font-name-complex="Wingdings" style:font-size-complex="8pt"/>
    </style:style>
    <style:style style:name="WW8Num3z1" style:family="text">
      <style:text-properties style:font-name="Courier New" style:font-name-complex="Courier New"/>
    </style:style>
    <style:style style:name="WW8Num3z2" style:family="text"/>
    <style:style style:name="WW8Num3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-Default_20_Paragraph_20_Font" style:display-name="WW-Default Paragraph Font" style:family="text"/>
    <style:style style:name="WW8Num4z0" style:family="text">
      <style:text-properties style:font-name="Segoe Print" fo:font-size="8pt" style:font-size-asian="8pt" style:font-name-complex="Segoe Print"/>
    </style:style>
    <style:style style:name="WW8Num5z0" style:family="text">
      <style:text-properties style:font-name="Symbol" fo:font-size="8pt" style:font-size-asian="8pt" style:font-name-complex="OpenSymbol"/>
    </style:style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WW-Default_20_Paragraph_20_Font111" style:display-name="WW-Default Paragraph Font111" style:family="text"/>
    <style:style style:name="WW-Default_20_Paragraph_20_Font1111" style:display-name="WW-Default Paragraph Font1111" style:family="text"/>
    <style:style style:name="WW-Default_20_Paragraph_20_Font11111" style:display-name="WW-Default Paragraph Font11111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-Default_20_Paragraph_20_Font111111" style:display-name="WW-Default Paragraph Font111111" style:family="text"/>
    <style:style style:name="WW-Default_20_Paragraph_20_Font1111111" style:display-name="WW-Default Paragraph Font1111111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letter-kerning="true" style:font-name-asian="SimSun1" style:font-size-asian="12pt" style:font-name-complex="Mangal1" style:font-size-complex="12pt" style:language-complex="hi" style:country-complex="I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472in" fo:margin-bottom="0.472in" fo:margin-left="0.5in" fo:margin-right="0.5in" fo:border-top="0.0138in solid #008000" fo:border-bottom="0.0138in solid #008000" fo:border-left="none" fo:border-right="none" fo:padding-top="0.0138in" fo:padding-bottom="0.0138in" fo:padding-left="0in" fo:padding-right="0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2">
          <style:column-sep style:width="0.0008in" style:color="#000000" style:height="100%"/>
          <style:column style:rel-width="4372*" fo:start-indent="0in" fo:end-indent="0.1in"/>
          <style:column style:rel-width="642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11in" fo:margin-bottom="0.472in" fo:margin-left="0.5in" fo:margin-right="0.5in" fo:border-top="0.0138in solid #008000" fo:border-bottom="0.0138in solid #008000" fo:border-left="none" fo:border-right="none" fo:padding-top="0.0138in" fo:padding-bottom="0.0138in" fo:padding-left="0in" fo:padding-right="0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2">
          <style:column-sep style:width="0.0008in" style:color="#000000" style:height="100%"/>
          <style:column style:rel-width="4372*" fo:start-indent="0in" fo:end-indent="0.1in"/>
          <style:column style:rel-width="642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rin Johnson’s <text:s text:c="4"/></text:span><text:s text:c="10"/>Page <text:s/><text:page-number text:select-page="current">2</text:page-number> of <text:page-count>2</text:page-count> <text:s text:c="38"/><text:span text:style-name="MT1">Resume | Portfolio <text:s/></text:span><text:s text:c="4"/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rin Johnson</meta:initial-creator>
    <meta:creation-date>2015-06-16T10:38:00</meta:creation-date>
    <dc:creator>Errin Johnson</dc:creator>
    <dc:date>2016-10-24T17:12:44.18</dc:date>
    <meta:editing-cycles>66</meta:editing-cycles>
    <meta:editing-duration>PT4H53S</meta:editing-duration>
    <meta:generator>OpenOffice/4.1.2$Win32 OpenOffice.org_project/412m3$Build-9782</meta:generator>
    <meta:document-statistic meta:table-count="0" meta:image-count="5" meta:object-count="0" meta:page-count="2" meta:paragraph-count="78" meta:word-count="579" meta:character-count="3940"/>
  </office:meta>
</office:document-meta>
</file>